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5.452cm" style:rel-column-width="18805*"/>
    </style:style>
    <style:style style:name="Tabella3.C" style:family="table-column">
      <style:table-column-properties style:column-width="5.452cm" style:rel-column-width="18806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#eeeeee" fo:padding="0.097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2" style:family="table">
      <style:table-properties style:width="19.001cm" fo:margin-top="0.199cm" fo:margin-bottom="0cm" table:align="margins"/>
    </style:style>
    <style:style style:name="Tabella2.A" style:family="table-column">
      <style:table-column-properties style:column-width="16.03cm" style:rel-column-width="55288*"/>
    </style:style>
    <style:style style:name="Tabella2.B" style:family="table-column">
      <style:table-column-properties style:column-width="2.97cm" style:rel-column-width="10247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601cm" style:rel-column-width="33114*"/>
    </style:style>
    <style:style style:name="Tabella1.B" style:family="table-column">
      <style:table-column-properties style:column-width="2.145cm" style:rel-column-width="7397*"/>
    </style:style>
    <style:style style:name="Tabella1.C" style:family="table-column">
      <style:table-column-properties style:column-width="2.3cm" style:rel-column-width="7933*"/>
    </style:style>
    <style:style style:name="Tabella1.D" style:family="table-column">
      <style:table-column-properties style:column-width="1.984cm" style:rel-column-width="6844*"/>
    </style:style>
    <style:style style:name="Tabella1.E" style:family="table-column">
      <style:table-column-properties style:column-width="2.97cm" style:rel-column-width="1024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729fcf" fo:padding="0.097cm" fo:border-left="0.05pt solid #cccccc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9.354cm" table:align="right" style:shadow="none"/>
    </style:style>
    <style:style style:name="Tabella7.A" style:family="table-column">
      <style:table-column-properties style:column-width="4.41cm"/>
    </style:style>
    <style:style style:name="Tabella7.B" style:family="table-column">
      <style:table-column-properties style:column-width="4.944cm"/>
    </style:style>
    <style:style style:name="Tabella7.1" style:family="table-row">
      <style:table-row-properties style:min-row-height="0.011cm"/>
    </style:style>
    <style:style style:name="Tabella7.A1" style:family="table-cell">
      <style:table-cell-properties fo:background-color="#eeeeee" fo:padding="0.097cm" fo:border="0.05pt solid #000000">
        <style:background-image/>
      </style:table-cell-properties>
    </style:style>
    <style:style style:name="Tabella7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2" style:family="table-cell">
      <style:table-cell-properties fo:background-color="#ff9900" fo:padding="0.097cm" fo:border="0.05pt solid #000000">
        <style:background-image/>
      </style:table-cell-properties>
    </style:style>
    <style:style style:name="Tabella7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19.001cm" style:rel-column-width="65535*"/>
    </style:style>
    <style:style style:name="Tabella8.1" style:family="table-row">
      <style:table-row-properties style:min-row-height="0.011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row-height="0.45cm"/>
    </style:style>
    <style:style style:name="P1" style:family="paragraph" style:parent-style-name="Table_20_Contents">
      <style:paragraph-properties fo:text-align="start" style:justify-single-word="false"/>
      <style:text-properties officeooo:rsid="00032455" officeooo:paragraph-rsid="00032455"/>
    </style:style>
    <style:style style:name="P2" style:family="paragraph" style:parent-style-name="Table_20_Contents">
      <style:paragraph-properties fo:text-align="start" style:justify-single-word="false"/>
      <style:text-properties style:font-name="Verdana" style:font-name-asian="SimSun" style:font-size-asian="10pt" style:font-name-complex="Tahoma" style:font-size-complex="10pt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0742c0" officeooo:paragraph-rsid="000742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8fbb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0e5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601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22d016" officeooo:paragraph-rsid="003829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22d016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1383c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2091b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210342" officeooo:paragraph-rsid="002103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>
      <style:paragraph-properties fo:margin-left="1.57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bold" officeooo:paragraph-rsid="0018fbb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Text_20_body">
      <style:text-properties style:font-name="Verdana" fo:font-size="6pt" style:font-size-asian="5.25pt" style:font-size-complex="6pt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underline-style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6"/>
          </table:table-cell>
          <table:table-cell table:style-name="Tabella3.B1" table:number-columns-spanned="2" office:value-type="string">
            <text:p text:style-name="P30"><text:placeholder text:placeholder-type="text">&lt;o.partner_id.name&gt;</text:placeholder>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2"/>
          </table:table-cell>
          <table:table-cell table:style-name="Tabella3.B1" office:value-type="string">
            <text:p text:style-name="P31"><text:span text:style-name="T3"><text:placeholder text:placeholder-type="text">&lt;o.partner_id.street&gt;</text:placeholder></text:span><text:span text:style-name="T3"> - </text:span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  <text:p text:style-name="P33"><text:span text:style-name="T1"><text:placeholder text:placeholder-type="text">&lt;_("Telefono")&gt;</text:placeholder></text:span><text:span text:style-name="T1">: </text:span><text:span text:style-name="T1"><text:placeholder text:placeholder-type="text">&lt;o.partner_id.phone&gt;</text:placeholder></text:span></text:p>
            <text:p text:style-name="P34"><text:placeholder text:placeholder-type="text">&lt;if test="o.partner_id.vat"&gt;</text:placeholder></text:p>
            <text:p text:style-name="P33"><text:span text:style-name="T1"><text:placeholder text:placeholder-type="text">&lt;_("Partita IVA")&gt;</text:placeholder></text:span><text:span text:style-name="T1">: </text:span><text:span text:style-name="T1"><text:placeholder text:placeholder-type="text">&lt;o.partner_id.vat&gt;</text:placeholder></text:span></text:p>
            <text:p text:style-name="P34"><text:placeholder text:placeholder-type="text">&lt;/if&gt;</text:placeholder></text:p>
          </table:table-cell>
          <table:table-cell table:style-name="Tabella3.B1" office:value-type="string">
            <text:p text:style-name="P32"><text:span text:style-name="T1"><text:placeholder text:placeholder-type="text">&lt;_("E-mail")&gt;</text:placeholder></text:span><text:span text:style-name="T1">: </text:span><text:span text:style-name="T1"><text:placeholder text:placeholder-type="text">&lt;o.partner_id.email&gt;</text:placeholder></text:span></text:p>
            <text:p text:style-name="P33"><text:span text:style-name="T1"><text:placeholder text:placeholder-type="text">&lt;_("Fax")&gt;</text:placeholder></text:span><text:span text:style-name="T1">: </text:span><text:span text:style-name="T1"><text:placeholder text:placeholder-type="text">&lt;o.partner_id.fax&gt;</text:placeholder></text:span></text:p>
            <text:p text:style-name="P34"><text:placeholder text:placeholder-type="text">&lt;if test="o.partner_id.fiscalcode"&gt;</text:placeholder></text:p>
            <text:p text:style-name="P33"><text:span text:style-name="T1"><text:placeholder text:placeholder-type="text">&lt;_("Codice Fiscale")&gt;</text:placeholder></text:span><text:span text:style-name="T1">: </text:span><text:span text:style-name="T1"><text:placeholder text:placeholder-type="text">&lt;o.partner_id.fiscalcode&gt;</text:placeholder></text:span></text:p>
            <text:p text:style-name="P34"><text:placeholder text:placeholder-type="text">&lt;/if&gt;</text:placeholder></text:p>
          </table:table-cell>
        </table:table-row>
      </table:table>
      <text:p text:style-name="P39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5"><text:span text:style-name="T2"><text:placeholder text:placeholder-type="text">&lt;"PREVENTIVO" if o.state in ['draft','sent'] else "ORDINE"&gt;</text:placeholder></text:span><text:span text:style-name="T2">:</text:span> <text:span text:style-name="T2"><text:placeholder text:placeholder-type="text">&lt;o.name&gt;</text:placeholder></text:span></text:p>
            <text:p text:style-name="P15"><text:span text:style-name="T2">Referente: </text:span><text:span text:style-name="T2"><text:placeholder text:placeholder-type="text">&lt;o.client_order_ref or ''&gt;</text:placeholder></text:span></text:p>
            <text:p text:style-name="P9"/>
          </table:table-cell>
          <table:table-cell table:style-name="Tabella5.A1" office:value-type="string">
            <text:p text:style-name="P9">DATA: <text:span text:style-name="T4"><text:placeholder text:placeholder-type="text">&lt;formatLang(o.date_order, date=True) if o.date_order else ""&gt;</text:placeholder></text:span></text:p>
            <text:p text:style-name="P10"/>
          </table:table-cell>
        </table:table-row>
      </table:table>
      <text:p text:style-name="P16"><text:placeholder text:placeholder-type="text">&lt;for each="block in o.block_ids"&gt;</text:placeholder></text:p>
      <text:p text:style-name="P38"><text:placeholder text:placeholder-type="text">&lt;block.name.upper() if block.show_header else ''&gt;</text:placeholder><text:span text:style-name="T5"><text:placeholder text:placeholder-type="text">&lt;'\n%s' % block.pre_text if block.pre_text else ''&gt;</text:placeholder></text:span></text:p>
      <text:p text:style-name="P11"><text:placeholder text:placeholder-type="text">&lt;if test="block.show_detail"&gt;</text:placeholder></text:p>
      <text:p text:style-name="P12"><text:placeholder text:placeholder-type="text">&lt;if test="not block.show_price"&gt;</text:placeholder></text:p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27">DETTAGLIO</text:p>
            </table:table-cell>
            <table:table-cell table:style-name="Tabella2.B1" office:value-type="string">
              <text:p text:style-name="P28">Q.</text:p>
            </table:table-cell>
          </table:table-row>
        </table:table-header-rows>
        <table:table-row table:style-name="Tabella2.1">
          <table:table-cell table:style-name="Tabella2.A2" table:number-columns-spanned="2" office:value-type="string">
            <text:p text:style-name="P20"><text:placeholder text:placeholder-type="text">&lt;for each="l in block.line_ids"&gt;</text:placeholder></text:p>
          </table:table-cell>
          <table:covered-table-cell/>
        </table:table-row>
        <table:table-row table:style-name="Tabella2.1">
          <table:table-cell table:style-name="Tabella2.A3" office:value-type="string">
            <text:p text:style-name="P20"><text:placeholder text:placeholder-type="text">&lt;l.name&gt;</text:placeholder></text:p>
          </table:table-cell>
          <table:table-cell table:style-name="Tabella2.B3" office:value-type="string">
            <text:p text:style-name="P22"><text:placeholder text:placeholder-type="text">&lt;l.product_uom_qty&gt;</text:placeholder> <text:placeholder text:placeholder-type="text">&lt;(l.product_uos and l.product_uos.name) or ''&gt;</text:placeholder></text:p>
          </table:table-cell>
        </table:table-row>
        <table:table-row table:style-name="Tabella2.1">
          <table:table-cell table:style-name="Tabella2.A2" table:number-columns-spanned="2" office:value-type="string">
            <text:p text:style-name="P20"><text:placeholder text:placeholder-type="text">&lt;/for&gt;</text:placeholder></text:p>
          </table:table-cell>
          <table:covered-table-cell/>
        </table:table-row>
      </table:table>
      <text:p text:style-name="P12"><text:placeholder text:placeholder-type="text">&lt;/if&gt;</text:placeholder></text:p>
      <text:p text:style-name="P12"><text:placeholder text:placeholder-type="text">&lt;if test="block.show_price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26">DETTAGLIO</text:p>
            </table:table-cell>
            <table:table-cell table:style-name="Tabella1.B1" office:value-type="string">
              <text:p text:style-name="P26">Q.</text:p>
            </table:table-cell>
            <table:table-cell table:style-name="Tabella1.B1" office:value-type="string">
              <text:p text:style-name="P26">PREZZO</text:p>
            </table:table-cell>
            <table:table-cell table:style-name="Tabella1.B1" office:value-type="string">
              <text:p text:style-name="P26">SCONTO</text:p>
            </table:table-cell>
            <table:table-cell table:style-name="Tabella1.E1" office:value-type="string">
              <text:p text:style-name="P26">TOTALE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19"><text:placeholder text:placeholder-type="text">&lt;for each="l in block.line_ids"&gt;</text:placeholder></text:p>
          </table:table-cell>
          <table:table-cell table:style-name="Tabella1.B2" office:value-type="string">
            <text:p text:style-name="P21"/>
          </table:table-cell>
          <table:table-cell table:style-name="Tabella1.B2" office:value-type="string">
            <text:p text:style-name="P21"/>
          </table:table-cell>
          <table:table-cell table:style-name="Tabella1.B2" office:value-type="string">
            <text:p text:style-name="P21"/>
          </table:table-cell>
          <table:table-cell table:style-name="Tabella1.E2" office:value-type="string">
            <text:p text:style-name="P21"/>
          </table:table-cell>
        </table:table-row>
        <table:table-row table:style-name="Tabella1.1">
          <table:table-cell table:style-name="Tabella1.A2" office:value-type="string">
            <text:p text:style-name="P15"><text:placeholder text:placeholder-type="text">&lt;l.name&gt;</text:placeholder></text:p>
          </table:table-cell>
          <table:table-cell table:style-name="Tabella1.B2" office:value-type="string">
            <text:p text:style-name="P21"><text:placeholder text:placeholder-type="text">&lt;l.product_uom_qty&gt;</text:placeholder> <text:placeholder text:placeholder-type="text">&lt;(l.product_uos and l.product_uos.name) or ''&gt;</text:placeholder><text:soft-page-break/></text:p>
          </table:table-cell>
          <table:table-cell table:style-name="Tabella1.B2" office:value-type="string">
            <text:p text:style-name="P21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B2" office:value-type="string">
            <text:p text:style-name="P21"><text:placeholder text:placeholder-type="text">&lt;formatLang(l.discount, digits=get_digits(dp='Account')) &gt;</text:placeholder><text:soft-page-break/> </text:p>
          </table:table-cell>
          <table:table-cell table:style-name="Tabella1.E2" office:value-type="string">
            <text:p text:style-name="P21"><text:placeholder text:placeholder-type="text">&lt;formatLang(l.price_subtotal, digits=get_digits(dp='Account'))&gt;</text:placeholder> <text:placeholder text:placeholder-type="text">&lt;o.currency_id.symbol&gt;</text:placeholder><text:soft-page-break/></text:p>
          </table:table-cell>
        </table:table-row>
        <table:table-row table:style-name="Tabella1.1">
          <table:table-cell table:style-name="Tabella1.A2" office:value-type="string">
            <text:p text:style-name="P19"><text:placeholder text:placeholder-type="text">&lt;/for&gt;</text:placeholder></text:p>
          </table:table-cell>
          <table:table-cell table:style-name="Tabella1.B2" office:value-type="string">
            <text:p text:style-name="P21"/>
          </table:table-cell>
          <table:table-cell table:style-name="Tabella1.B2" office:value-type="string">
            <text:p text:style-name="P21"/>
          </table:table-cell>
          <table:table-cell table:style-name="Tabella1.B2" office:value-type="string">
            <text:p text:style-name="P21"/>
          </table:table-cell>
          <table:table-cell table:style-name="Tabella1.E2" office:value-type="string">
            <text:p text:style-name="P21"/>
          </table:table-cell>
        </table:table-row>
      </table:table>
      <text:p text:style-name="P17"><text:placeholder text:placeholder-type="text">&lt;/if&gt;</text:placeholder></text:p>
      <text:p text:style-name="P12"><text:placeholder text:placeholder-type="text">&lt;/if&gt;</text:placeholder></text:p>
      <table:table table:name="Tabella7" table:style-name="Tabella7">
        <table:table-column table:style-name="Tabella7.A"/>
        <table:table-column table:style-name="Tabella7.B"/>
        <table:table-header-rows>
          <table:table-row table:style-name="Tabella7.1">
            <table:table-cell table:style-name="Tabella7.A1" table:number-columns-spanned="2" office:value-type="string">
              <text:p text:style-name="P25"><text:placeholder text:placeholder-type="text">&lt;if test="block.show_total"&gt;</text:placeholder></text:p>
            </table:table-cell>
            <table:covered-table-cell/>
          </table:table-row>
        </table:table-header-rows>
        <table:table-row table:style-name="Tabella7.1">
          <table:table-cell table:style-name="Tabella7.A2" office:value-type="string">
            <text:p text:style-name="P24"><text:placeholder text:placeholder-type="text">&lt;"TOTALE A CORPO" if block.total else  "TOTALE SEZIONE"&gt;</text:placeholder></text:p>
          </table:table-cell>
          <table:table-cell table:style-name="Tabella7.B2" office:value-type="string">
            <text:p text:style-name="P21"><text:span text:style-name="T2"><text:placeholder text:placeholder-type="text">&lt;formatLang(block.total or block.real_total, digits=get_digits(dp='Account'))&gt;</text:placeholder></text:span> <text:placeholder text:placeholder-type="text">&lt;o.currency_id.symbol&gt;</text:placeholder></text:p>
          </table:table-cell>
        </table:table-row>
        <table:table-row table:style-name="Tabella7.1">
          <table:table-cell table:style-name="Tabella7.A3" table:number-columns-spanned="2" office:value-type="string">
            <text:p text:style-name="P18"><text:placeholder text:placeholder-type="text">&lt;/if&gt;</text:placeholder></text:p>
          </table:table-cell>
          <table:covered-table-cell/>
        </table:table-row>
      </table:table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25"><text:placeholder text:placeholder-type="text">&lt;if test="block.post_text"&gt;</text:placeholder></text:p>
          </table:table-cell>
        </table:table-row>
        <table:table-row table:style-name="Tabella8.1">
          <table:table-cell table:style-name="Tabella8.A1" office:value-type="string">
            <text:p text:style-name="P25"><text:placeholder text:placeholder-type="text">&lt;block.post_text&gt;</text:placeholder></text:p>
          </table:table-cell>
        </table:table-row>
        <table:table-row table:style-name="Tabella8.1">
          <table:table-cell table:style-name="Tabella8.A1" office:value-type="string">
            <text:p text:style-name="P18"><text:placeholder text:placeholder-type="text">&lt;/if&gt;</text:placeholder></text:p>
          </table:table-cell>
        </table:table-row>
      </table:table>
      <text:p text:style-name="P13"><text:placeholder text:placeholder-type="text">&lt;/for&gt;</text:placeholder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5"/>
            <text:p text:style-name="P36">NB: <text:span text:style-name="T4">I prezzi s'intendono esclusi di IVA.</text:span></text:p>
          </table:table-cell>
          <table:table-cell table:style-name="Tabella6.A1" office:value-type="string">
            <text:p text:style-name="P29"/>
          </table:table-cell>
        </table:table-row>
        <table:table-row table:style-name="Tabella6.2"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9"/>
          </table:table-cell>
        </table:table-row>
        <table:table-row>
          <table:table-cell table:style-name="Tabella6.A1" office:value-type="string">
            <text:p text:style-name="P35">TERMINI DI PAGAMENTO:</text:p>
            <text:p text:style-name="P37"><text:placeholder text:placeholder-type="text">&lt;(o.payment_term and o.payment_term.name) or ''&gt;</text:placeholder></text:p>
          </table:table-cell>
          <table:table-cell table:style-name="Tabella6.A1" office:value-type="string">
            <text:p text:style-name="P29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1" style:family="table-row">
      <style:table-row-properties style:min-row-height="2.1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2" style:family="table-row">
      <style:table-row-properties style:min-row-height="0.688cm"/>
    </style:style>
    <style:style style:name="MP1" style:family="paragraph" style:parent-style-name="Table_20_Contents">
      <style:paragraph-properties fo:text-align="start" style:justify-single-word="false"/>
      <style:text-properties officeooo:rsid="00032455" officeooo:paragraph-rsid="00032455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5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0742c0" officeooo:paragraph-rsid="000742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fr1" style:family="graphic" style:parent-style-name="Frame">
      <style:graphic-properties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5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company.logo)" text:anchor-type="as-char" style:rel-width="scale" svg:height="1.628cm" style:rel-height="85%" draw:z-index="1"><draw:text-box fo:min-width="1.619cm"><text:p text:style-name="MP2"/></draw:text-box></draw:frame></text:p>
            </table:table-cell>
          </table:table-row>
          <table:table-row table:style-name="Tabella4.2">
            <table:table-cell table:style-name="Tabella4.A1" office:value-type="string">
              <text:p text:style-name="MP3">Pag. <text:page-number text:select-page="current">2</text:page-number> di <text:page-count>2</text:page-count></text:p>
            </table:table-cell>
          </table:table-row>
        </table:table>
        <text:p text:style-name="MP4"/>
      </style:header>
      <style:footer>
        <text:p text:style-name="MP5">FC 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10-08T11:12:56.443503612</dc:date>
    <meta:editing-duration>P5DT21H24M50S</meta:editing-duration>
    <meta:editing-cycles>708</meta:editing-cycles>
    <meta:generator>LibreOffice/4.3.3.2$Linux_X86_64 LibreOffice_project/430m0$Build-2</meta:generator>
    <dc:creator>thebrush </dc:creator>
    <meta:document-statistic meta:table-count="8" meta:image-count="0" meta:object-count="0" meta:page-count="2" meta:paragraph-count="55" meta:word-count="151" meta:character-count="1619" meta:non-whitespace-character-count="1519"/>
    <meta:user-defined meta:name="Info 1"/>
    <meta:user-defined meta:name="Info 2"/>
    <meta:user-defined meta:name="Info 3"/>
    <meta:user-defined meta:name="Info 4"/>
  </office:meta>
</office:document-meta>
</file>